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fo:color="#007826" style:font-name="Calibri" fo:font-size="10pt" fo:font-weight="normal" officeooo:rsid="00350e95" officeooo:paragraph-rsid="00054782" style:font-size-asian="8.75pt" style:font-weight-asian="normal" style:font-size-complex="10pt" style:font-weight-complex="normal"/>
    </style:style>
    <style:style style:name="P2" style:family="paragraph" style:parent-style-name="Text_20_body">
      <style:paragraph-properties fo:text-align="start" style:justify-single-word="false"/>
      <style:text-properties fo:color="#3333ff" style:font-name="Calibri" fo:font-size="14pt" fo:font-style="normal" fo:font-weight="bold" officeooo:rsid="006b0a44" officeooo:paragraph-rsid="00054782" style:font-size-asian="14pt" style:font-style-asian="normal" style:font-weight-asian="bold" style:font-size-complex="14pt" style:font-style-complex="normal" style:font-weight-complex="bold"/>
    </style:style>
    <style:style style:name="P3" style:family="paragraph" style:parent-style-name="Text_20_body">
      <style:paragraph-properties fo:text-align="start" style:justify-single-word="false"/>
      <style:text-properties fo:color="#9966cc" style:font-name="Calibri" fo:font-size="10pt" fo:font-weight="normal" officeooo:rsid="01a75703" officeooo:paragraph-rsid="00054782" style:font-size-asian="8.75pt" style:font-weight-asian="normal" style:font-size-complex="10pt" style:font-weight-complex="normal"/>
    </style:style>
    <style:style style:name="P4" style:family="paragraph" style:parent-style-name="Text_20_body">
      <style:paragraph-properties fo:text-align="start" style:justify-single-word="false"/>
      <style:text-properties fo:color="#9966cc" style:font-name="Calibri" fo:font-size="10pt" fo:font-weight="normal" officeooo:rsid="01a8e2c1" officeooo:paragraph-rsid="00054782" style:font-size-asian="8.75pt" style:font-weight-asian="normal" style:font-size-complex="10pt" style:font-weight-complex="normal"/>
    </style:style>
    <style:style style:name="P5" style:family="paragraph" style:parent-style-name="Text_20_body">
      <style:paragraph-properties fo:text-align="start" style:justify-single-word="false"/>
      <style:text-properties fo:color="#9966cc" style:font-name="Calibri" fo:font-size="10pt" fo:font-weight="normal" officeooo:rsid="01d2bcc6" officeooo:paragraph-rsid="00054782" style:font-size-asian="8.75pt" style:font-weight-asian="normal" style:font-size-complex="10pt" style:font-weight-complex="normal"/>
    </style:style>
    <style:style style:name="P6" style:family="paragraph" style:parent-style-name="Text_20_body">
      <style:paragraph-properties fo:text-align="start" style:justify-single-word="false"/>
      <style:text-properties fo:color="#9966cc" style:font-name="Calibri" fo:font-size="10pt" fo:font-weight="normal" officeooo:rsid="012cd37e" officeooo:paragraph-rsid="00054782" style:font-size-asian="8.75pt" style:font-weight-asian="normal" style:font-size-complex="10pt" style:font-weight-complex="normal"/>
    </style:style>
    <style:style style:name="P7" style:family="paragraph" style:parent-style-name="Text_20_body">
      <style:paragraph-properties fo:text-align="start" style:justify-single-word="false"/>
      <style:text-properties fo:color="#9966cc" style:font-name="Calibri" fo:font-size="10pt" fo:font-weight="normal" officeooo:rsid="01d9b640" officeooo:paragraph-rsid="00054782" style:font-size-asian="8.75pt" style:font-weight-asian="normal" style:font-size-complex="10pt" style:font-weight-complex="normal"/>
    </style:style>
    <style:style style:name="P8" style:family="paragraph" style:parent-style-name="Text_20_body">
      <style:paragraph-properties fo:text-align="start" style:justify-single-word="false"/>
      <style:text-properties fo:color="#9966cc" style:font-name="Calibri" fo:font-size="10pt" fo:font-weight="normal" officeooo:rsid="0230cb3f" officeooo:paragraph-rsid="00054782" style:font-size-asian="8.75pt" style:font-weight-asian="normal" style:font-size-complex="10pt" style:font-weight-complex="normal"/>
    </style:style>
    <style:style style:name="P9" style:family="paragraph" style:parent-style-name="Text_20_body">
      <style:paragraph-properties fo:text-align="start" style:justify-single-word="false"/>
      <style:text-properties fo:color="#9966cc" style:font-name="Calibri" fo:font-size="10pt" fo:font-weight="normal" officeooo:rsid="021a20d8" officeooo:paragraph-rsid="00054782" style:font-size-asian="8.75pt" style:font-weight-asian="normal" style:font-size-complex="10pt" style:font-weight-complex="normal"/>
    </style:style>
    <style:style style:name="P10" style:family="paragraph" style:parent-style-name="Text_20_body">
      <style:paragraph-properties fo:text-align="start" style:justify-single-word="false"/>
      <style:text-properties fo:color="#0000cc" style:font-name="Calibri" fo:font-size="15pt" fo:font-weight="bold" officeooo:rsid="021b788b" officeooo:paragraph-rsid="00054782" style:font-size-asian="15pt" style:font-weight-asian="bold" style:font-size-complex="15pt" style:font-weight-complex="bold"/>
    </style:style>
    <style:style style:name="P11" style:family="paragraph" style:parent-style-name="Text_20_body">
      <style:paragraph-properties fo:text-align="start" style:justify-single-word="false"/>
      <style:text-properties fo:color="#cc0000" style:font-name="Calibri" fo:font-size="10pt" fo:font-weight="bold" officeooo:rsid="01d9b640" officeooo:paragraph-rsid="00054782" style:font-size-asian="8.75pt" style:font-weight-asian="bold" style:font-size-complex="10pt" style:font-weight-complex="bold"/>
    </style:style>
    <style:style style:name="P12" style:family="paragraph" style:parent-style-name="Text_20_body">
      <style:paragraph-properties fo:text-align="start" style:justify-single-word="false"/>
      <style:text-properties fo:color="#cc0000" style:font-name="Calibri" fo:font-size="10pt" fo:font-weight="bold" officeooo:rsid="021b788b" officeooo:paragraph-rsid="00054782" style:font-size-asian="8.75pt" style:font-weight-asian="bold" style:font-size-complex="10pt" style:font-weight-complex="bold"/>
    </style:style>
    <style:style style:name="T1" style:family="text">
      <style:text-properties officeooo:rsid="00ee7491"/>
    </style:style>
    <style:style style:name="T2" style:family="text">
      <style:text-properties officeooo:rsid="01db4f80"/>
    </style:style>
    <style:style style:name="T3" style:family="text">
      <style:text-properties officeooo:rsid="0234dce9"/>
    </style:style>
    <style:style style:name="T4" style:family="text">
      <style:text-properties officeooo:rsid="02308373"/>
    </style:style>
    <style:style style:name="T5" style:family="text">
      <style:text-properties officeooo:rsid="02300df7"/>
    </style:style>
    <style:style style:name="T6" style:family="text">
      <style:text-properties officeooo:rsid="01c985f2"/>
    </style:style>
    <style:style style:name="T7" style:family="text">
      <style:text-properties officeooo:rsid="01cb6804"/>
    </style:style>
    <style:style style:name="T8" style:family="text">
      <style:text-properties officeooo:rsid="0219cc90"/>
    </style:style>
    <style:style style:name="T9" style:family="text">
      <style:text-properties officeooo:rsid="01ccb031"/>
    </style:style>
    <style:style style:name="T10" style:family="text">
      <style:text-properties officeooo:rsid="01b23331"/>
    </style:style>
    <style:style style:name="T11" style:family="text">
      <style:text-properties officeooo:rsid="023970e1"/>
    </style:style>
    <style:style style:name="T12" style:family="text">
      <style:text-properties officeooo:rsid="021a20d8"/>
    </style:style>
    <style:style style:name="T13" style:family="text">
      <style:text-properties officeooo:rsid="01d764f3"/>
    </style:style>
    <style:style style:name="T14" style:family="text">
      <style:text-properties officeooo:rsid="02326627"/>
    </style:style>
    <style:style style:name="T15" style:family="text">
      <style:text-properties officeooo:rsid="01d9b640"/>
    </style:style>
    <style:style style:name="T16" style:family="text">
      <style:text-properties officeooo:rsid="012d6b69"/>
    </style:style>
    <style:style style:name="T17" style:family="text">
      <style:text-properties officeooo:rsid="01d58a7f"/>
    </style:style>
    <style:style style:name="T18" style:family="text">
      <style:text-properties officeooo:rsid="01f75156"/>
    </style:style>
    <style:style style:name="T19" style:family="text">
      <style:text-properties officeooo:rsid="01ac8e1e"/>
    </style:style>
    <style:style style:name="T20" style:family="text">
      <style:text-properties officeooo:rsid="01d3a4f0"/>
    </style:style>
    <style:style style:name="T21" style:family="text">
      <style:text-properties officeooo:rsid="01bdbc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ONCLUSIONI</text:span> <text:span text:style-name="T2">E POSSIBILITÀ FUTURE</text:span></text:p>
      <text:p text:style-name="P3">A conclusione della ricerca e dell’analisi statistica dei dati <text:span text:style-name="T3">si </text:span>osserva che, <text:span text:style-name="T4">secondo il test di Wilcoxon,</text:span> <text:span text:style-name="T5">non esiste la correlazione tra molte funzioni del sistema visivo e l’apparato stomatognatico e che il cambiamento osservato sia da ritenersi casuale e non dovuto al trattamento logopedico-osteopatico.</text:span></text:p>
      <text:p text:style-name="P3"><text:span text:style-name="T6">Analizzando i valori medi è stato possibile riscontrare un riduzione dei valori nei test di</text:span> Punto <text:span text:style-name="T7">P</text:span>rossimo di <text:span text:style-name="T7">C</text:span>onvergenza <text:span text:style-name="T8">(diritto e in basso)</text:span>, Cover test <text:span text:style-name="T9">(a destra e in alto a destra)</text:span> e Stereopsi vicino. <text:span text:style-name="T6">Tra questi è stato osservato un cambiamento da c</text:span>onsiderarsi statisticamente significativo <text:span text:style-name="T7">solo nel test della Stereopsi vicino. Il sistema visivo ha infatti trovato una migliore stabilità in seguito al trattamento all’apparato stomatognatico, permettendo una maggiore consapevolezza dello spazio e quindi un miglioramento della percezione della profondità. L’aumento della stereopsi può essere legato al perfezionamento della binocularità del soggetto e quindi alle altre funzioni in cui è presente il cambiamento come la convergenza e la stabilità dei muscoli oculari che influenzano le forie.</text:span></text:p>
      <text:p text:style-name="P3"><text:span text:style-name="T4">Quindi per le funzioni analizzate è possibile che il cambiamento sia casuale</text:span>, ma, dal confronto dei <text:span text:style-name="T8">grafici</text:span> <text:span text:style-name="T10">del</text:span> gruppo sperimentale <text:span text:style-name="T10">e de</text:span>l gruppo di controllo,<text:span text:style-name="T4"> dal risultato ottenuto per la stereopsi e dal cambiamento dei singoli soggetti</text:span>, è possibile <text:span text:style-name="T9">ancora</text:span> ipotizzare l’efficacia del trattamento logopedico-osteopatico <text:span text:style-name="T11">effettuato </text:span>su soggetti con primarietà linguale. <text:span text:style-name="T12">Ciò che può essere affermato ora è che la rieducazione delle funzioni dell’apparato stomatognatico ha permesso al sistema visivo di trovare una nuova stabilità aumentando la percezione dello spazio. </text:span></text:p>
      <text:p text:style-name="P4">Il lavoro effettuato ha mostrato risultati soddisfacenti <text:span text:style-name="T11">nonostante</text:span> i pochi soggetti coinvolti e costituisce un esempio di lavoro multidisciplinare. Infatti <text:span text:style-name="T13">quando si valutano gli occhi del </text:span>soggetto, <text:span text:style-name="T13">bisogna tenere conto che</text:span> fanno parte di un sistema molto più ampio e complesso e quindi una disfunzione del sistema visivo potrebbe derivare da un mal funzionamento di altri sistemi. <text:span text:style-name="T14">Questo fa comprendere come</text:span> spesso <text:span text:style-name="T14">sia necessario un confronto con altre figure per determinare se</text:span> un <text:span text:style-name="T13">diverso</text:span> trattamento, eseguito con impegno e costanza, <text:span text:style-name="T13">nel</text:span> distretto del corpo <text:span text:style-name="T13">in disfunzione</text:span> p<text:span text:style-name="T2">ossa</text:span> portare a importanti miglioramenti su tutto il sistema posturale, <text:span text:style-name="T13">influenzando anche</text:span> il sistema visivo.</text:p>
      <text:p text:style-name="P10">POSSIBILITÀ FUTURE</text:p>
      <text:p text:style-name="P5"><text:span text:style-name="T15">Essendo stata q</text:span>uesta ricerca <text:span text:style-name="T15">un lavoro che avrebbe richiesto più tempo del previsto, essa</text:span> può essere considerata come un punto di partenza per indagare quali sono le funzioni visive che sono maggiormente legate all’apparato stomatognatico, tenendo conto degli errori commessi e cercando di sanarli. <text:span text:style-name="T15">È quindi necessario esporre quali sono state le difficoltà e i limiti riscontrati.</text:span></text:p>
      <text:p text:style-name="P11"><text:span text:style-name="T11">L</text:span>imiti:</text:p>
      <text:p text:style-name="P6">- <text:span text:style-name="T16">Il campionamento era molto selettivo, quindi è stato difficile riuscire ad includere un maggior numero di soggetti nel tempo avuto a disposizione, dal momento che molte persone inizialmente incluse, sono venuti meno all’impegno o hanno deciso di non continuare la partecipazione della ricerca.</text:span></text:p>
      <text:p text:style-name="P6">- <text:span text:style-name="T16">La riuscita della ricerca dipendeva fortemente dall’impegno dei soggetti, i quali sono stati seguiti dalla laureanda e dalla logopedista attraverso la compilazione di un diario a casa e attraverso appuntamenti in ambulatorio. Il limite è stato doversi affidare al loro impegno quotidiano.</text:span></text:p>
      <text:p text:style-name="P7">- <text:span text:style-name="T4">Si è voluto effettuare l’analisi statistica considerando i soggetti come un gruppo, piuttosto che come singoli, poiché l’ampiezza del campione era abbastanza grande per effettuare l’analisi statistica di Wilcoxon. </text:span></text:p>
      <text:p text:style-name="P6">- <text:span text:style-name="T16">È necessario tenere conto delle condizioni di salute del soggetto al momento della valutazione. Spesso è stata effettuata dopo la scuola o dopo il lavoro, quando il soggetto aveva già sforzato il sistema visivo e quindi questo potrebbe aver influenzato i risultati.</text:span></text:p>
      <text:p text:style-name="P6">- <text:span text:style-name="T17">La valutazione optometrica si è rivelata lunga e stancante per i soggetti a causa del numero di test effettuati e della loro difficoltà di esecuzione.</text:span></text:p>
      <text:p text:style-name="P6"><text:soft-page-break/>- <text:span text:style-name="T18">è stato impreciso utilizzare il Cover test per indagare le funzioni muscolari. Essendo un test che valuta qualitativamente la binocularità del soggetto, non è possibile determinare se il risultato ottenuto sia dovuto a disfunzioni muscolari o a uno squilibrio della visione binoculare. Esso è stato utilizzato perché si è ritenuto che per aver una binucularità perfetta sarebbe necessario possedere una corretta percezione dello spazio integrata con un buona stabilità muscolare e il cover test può fornire dati precisi e fini, quindi confrontabili. Però l’alterata percezione spaziale non è una variabile controllabile durante lo svolgimento del cover test, per questo sarebbe interessante provare ad utilizzare un test come il DEM o NSUCO, che permettono una valutazione quantitativa, anche se non precisa, delle abilità dei muscoli oculari e valutare se queste rimangono le stesse o migliorano.</text:span></text:p>
      <text:p text:style-name="P12">Possibili lavori futuri:</text:p>
      <text:p text:style-name="P8">In questa ricerca s<text:span text:style-name="T15">i è voluto effettuare l’analisi statistica considerando i soggetti come un gruppo, piuttosto che come singoli, poiché l’ampiezza del campione è stata ritenuta abbastanza grande per effettuare l’analisi statistica di Wilcoxon. Questo test non ha però rilevato importanti cambiamenti, ma sarebbe interessante effettuare una statistica a caso singolo sui soggetti che hanno evidenziato il miglioramento, per poter smentire o confermare che il trattamento effettuato non è risultato efficace sul sistema visivo. </text:span></text:p>
      <text:p text:style-name="P4">Per sviluppi futuri <text:span text:style-name="T12">sarebbe interessante anche approfondire il cambiamento del punto prossimo di convergenza utilizzando un campione più ampio per comprendere quanto la disfunzione della deglutizione possa influire sulla convergenza. Si potrebbe, infatti, effettuare un confronto con quanto riportato in letteratura, dove si registra un cambiamento della convergenza agendo sulle mal occlusioni dentali. </text:span></text:p>
      <text:p text:style-name="P9">Per un ulteriore sviluppo sarebbe interessante valutare quanto il solo risultato del cover test possa essere influenzato dalla disfunzione stomatognatica e comprendere quanto questo test possa essere affidabile nel valutare la funzione della muscolatura estrinseca. </text:p>
      <text:p text:style-name="P4">La ricerca potrebbe <text:span text:style-name="T17">anche </text:span>essere continuata e quindi si potrebbe <text:span text:style-name="T17">formare</text:span> un campione più <text:span text:style-name="T17">ampio</text:span>, <text:span text:style-name="T17">magari concentrandosi sui test in cui questo studio ha riportato un miglioramento. S</text:span>arebbe <text:span text:style-name="T12">preferibile</text:span> sottoporre i soggetti a<text:span text:style-name="T19">d</text:span> un questionario riguardo la loro condizione di s<text:span text:style-name="T20">tanchezza</text:span> prima di ogni valutazione optometrica, per essere sicuri che le <text:span text:style-name="T20">valutazioni</text:span> siano <text:span text:style-name="T20">effettuate sotto </text:span>le stesse <text:span text:style-name="T20">condizioni </text:span>e quindi <text:span text:style-name="T21">si</text:span> <text:span text:style-name="T19">possano</text:span> rendere i dati più <text:span text:style-name="T20">affidabili</text:span>. <text:span text:style-name="T12">Si potrebbe inoltre ridurre la quantità di test da sottoporre, oppure utilizzare un diverso metodo. Ad esempio il cover test nelle 9 posizioni di sguardo si è rivelato molto stancante per i soggetti, perciò si potrebbe utilizzare un test più immediato come la Bernell Muscle Imbalance Measure sempre proposto nelle 9 posizioni di sguardo.</text:span></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9T11:28:39.685000000</meta:creation-date>
    <dc:date>2017-03-09T11:28:57.421000000</dc:date>
    <meta:editing-duration>PT18S</meta:editing-duration>
    <meta:editing-cycles>1</meta:editing-cycles>
    <meta:document-statistic meta:table-count="0" meta:image-count="0" meta:object-count="0" meta:page-count="2" meta:paragraph-count="19" meta:word-count="1014" meta:character-count="6929" meta:non-whitespace-character-count="5929"/>
    <meta:generator>LibreOffice/5.2.1.2$Windows_x86 LibreOffice_project/31dd62db80d4e60af04904455ec9c9219178d620</meta:generator>
  </office:meta>
</office:document-meta>
</file>